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-ranges="Feuille1.A1:Feuille1.J29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>
            <draw:frame table:end-cell-address="Feuille1.J26" table:end-x="0.949cm" table:end-y="0.241cm" draw:z-index="0" svg:width="16.086cm" svg:height="10.68cm" svg:x="0.669cm" svg:y="0.399cm">
              <draw:object draw:notify-on-update-of-ranges="Feuille1.A1:Feuille1.B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ooc:=[.A2]+1"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3]+1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4]+1"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formula="oooc:=[.A5]+1"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formula="oooc:=[.A6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formula="oooc:=[.A7]+1" office:value-type="float" office:value="6">
            <text:p>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formula="oooc:=[.A8]+1" office:value-type="float" office:value="7">
            <text:p>7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formula="oooc:=[.A9]+1" office:value-type="float" office:value="8">
            <text:p>8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ooc:=[.A10]+1" office:value-type="float" office:value="9">
            <text:p>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ooc:=[.A11]+1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formula="oooc:=[.A12]+1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ooc:=[.A13]+1" office:value-type="float" office:value="12">
            <text:p>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14]+1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ooc:=[.A15]+1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formula="oooc:=[.A16]+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formula="oooc:=[.A17]+1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ooc:=[.A18]+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formula="oooc:=[.A19]+1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formula="oooc:=[.A20]+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formula="oooc:=[.A21]+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ooc:=[.A22]+1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formula="oooc:=[.A23]+1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formula="oooc:=[.A24]+1" office:value-type="float" office:value="23">
            <text:p>23</text:p>
          </table:table-cell>
          <table:table-cell table:number-columns-repeated="2"/>
        </table:table-row>
        <table:table-row table:style-name="ro1">
          <table:table-cell table:formula="oooc:=[.A25]+1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ooc:=[.A26]+1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ooc:=SUM([.B2:.B27])" office:value-type="float" office:value="71">
            <text:p>71</text:p>
          </table:table-cell>
          <table:table-cell/>
        </table:table-row>
        <table:table-row table:style-name="ro1" table:number-rows-repeated="6550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3">13/01/2006</text:date>, <text:time>11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13T10:56:29</meta:creation-date>
    <dc:date>2006-01-13T11:27:02</dc:date>
    <meta:print-date>2006-01-13T11:24:58</meta:print-date>
    <dc:language>fr-FR</dc:language>
    <meta:editing-cycles>2</meta:editing-cycles>
    <meta:editing-duration>PT11M53S</meta:editing-duration>
    <meta:user-defined meta:name="Info 1"/>
    <meta:user-defined meta:name="Info 2"/>
    <meta:user-defined meta:name="Info 3"/>
    <meta:user-defined meta:name="Info 4"/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.7999992370605pt" style:font-family-asian="'Lucida Sans Unicode'" style:font-pitch-asian="variable" style:font-size-asian="19.7999992370605pt" style:font-family-complex="Tahoma" style:font-pitch-complex="variable" style:font-size-complex="19.7999992370605pt"/>
    </style:style>
    <style:style style:name="ch3" style:family="chart">
      <style:graphic-properties draw:fill="none"/>
      <style:text-properties fo:font-family="Arial" style:font-family-generic="swiss" style:font-pitch="variable" fo:font-size="9.10000038146973pt" style:font-family-asian="'Lucida Sans Unicode'" style:font-pitch-asian="variable" style:font-size-asian="9.10000038146973pt" style:font-family-complex="Tahoma" style:font-pitch-complex="variable" style:font-size-complex="9.1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999998092651pt" style:font-family-asian="'Lucida Sans Unicode'" style:font-pitch-asian="variable" style:font-size-asian="10.6999998092651pt" style:font-family-complex="Tahoma" style:font-pitch-complex="variable" style:font-size-complex="10.6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3.6999998092651pt" style:font-family-asian="'Lucida Sans Unicode'" style:font-pitch-asian="variable" style:font-size-asian="13.6999998092651pt" style:font-family-complex="Tahoma" style:font-pitch-complex="variable" style:font-size-complex="13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999998092651pt" style:font-family-asian="'Lucida Sans Unicode'" style:font-pitch-asian="variable" style:font-size-asian="10.6999998092651pt" style:font-family-complex="Tahoma" style:font-pitch-complex="variable" style:font-size-complex="10.6999998092651pt"/>
    </style:style>
    <style:style style:name="ch8" style:family="chart">
      <style:graphic-properties draw:fill-color="#9999ff"/>
      <style:text-properties fo:font-family="Arial" style:font-family-generic="swiss" style:font-pitch="variable" fo:font-size="9.10000038146973pt" style:font-family-asian="'Lucida Sans Unicode'" style:font-pitch-asian="variable" style:font-size-asian="9.10000038146973pt" style:font-family-complex="Tahoma" style:font-pitch-complex="variable" style:font-size-complex="9.10000038146973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6.087cm" svg:height="10.681cm" chart:class="chart:bar" chart:style-name="ch1">
        <chart:title svg:x="3.542cm" svg:y="0.212cm" chart:style-name="ch2">
          <text:p>fréquences de désintégration</text:p>
        </chart:title>
        <chart:legend chart:legend-position="end" svg:x="14.932cm" svg:y="5.052cm" chart:style-name="ch3"/>
        <chart:plot-area chart:style-name="ch4" table:cell-range-address="Feuille1.$A$1:.$B$27" chart:data-source-has-labels="both" chart:table-number-list="0" svg:x="0.32cm" svg:y="1.406cm" svg:width="13.973cm" svg:height="9.063cm">
          <chart:axis chart:dimension="x" chart:name="primary-x" chart:style-name="ch5">
            <chart:title svg:x="7.873cm" svg:y="9.916cm" chart:style-name="ch6">
              <text:p>n</text:p>
            </chart:title>
            <chart:categories table:cell-range-address="local-table.A2:.A27"/>
            <chart:grid chart:class="major"/>
          </chart:axis>
          <chart:axis chart:dimension="y" chart:name="primary-y" chart:style-name="ch7">
            <chart:title svg:x="0.32cm" svg:y="5.081cm" chart:style-name="ch6">
              <text:p>f</text:p>
            </chart:title>
            <chart:grid chart:class="major"/>
          </chart:axis>
          <chart:series chart:style-name="ch8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